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ext_20_body">
      <style:text-properties officeooo:paragraph-rsid="000220aa"/>
    </style:style>
    <style:style style:name="P2" style:family="paragraph" style:parent-style-name="Text_20_body">
      <style:text-properties officeooo:rsid="0008d1ed" officeooo:paragraph-rsid="0008d1ed"/>
    </style:style>
    <style:style style:name="P3" style:family="paragraph" style:parent-style-name="Heading_20_3">
      <style:paragraph-properties fo:text-align="start" style:justify-single-word="false"/>
      <style:text-properties fo:font-size="12pt" fo:font-style="normal" style:text-underline-style="none" officeooo:rsid="000220aa" officeooo:paragraph-rsid="000220aa" style:font-size-asian="12pt" style:font-style-asian="normal" style:font-size-complex="12pt" style:font-style-complex="normal"/>
    </style:style>
    <style:style style:name="P4" style:family="paragraph" style:parent-style-name="Text_20_body">
      <style:text-properties officeooo:paragraph-rsid="00022311"/>
    </style:style>
    <style:style style:name="P5" style:family="paragraph" style:parent-style-name="Text_20_body">
      <style:text-properties officeooo:paragraph-rsid="000e3692"/>
    </style:style>
    <style:style style:name="P6" style:family="paragraph" style:parent-style-name="Text_20_body">
      <style:text-properties officeooo:rsid="000e3692" officeooo:paragraph-rsid="000e3692"/>
    </style:style>
    <style:style style:name="P7" style:family="paragraph" style:parent-style-name="Text_20_body">
      <style:text-properties officeooo:rsid="000f64ff" officeooo:paragraph-rsid="000f64ff"/>
    </style:style>
    <style:style style:name="P8" style:family="paragraph" style:parent-style-name="Text_20_body">
      <style:text-properties officeooo:rsid="0011d96b" officeooo:paragraph-rsid="0011d96b"/>
    </style:style>
    <style:style style:name="P9" style:family="paragraph" style:parent-style-name="Text_20_body">
      <style:text-properties officeooo:rsid="0013d0cc" officeooo:paragraph-rsid="0013d0cc"/>
    </style:style>
    <style:style style:name="P10" style:family="paragraph" style:parent-style-name="Text_20_body">
      <style:text-properties fo:font-style="normal" officeooo:rsid="0015d827" officeooo:paragraph-rsid="0015d827" style:font-style-asian="normal" style:font-style-complex="normal"/>
    </style:style>
    <style:style style:name="P11" style:family="paragraph" style:parent-style-name="Text_20_body">
      <style:text-properties fo:font-style="normal" officeooo:rsid="001c742b" officeooo:paragraph-rsid="001c742b" style:font-style-asian="normal" style:font-style-complex="normal"/>
    </style:style>
    <style:style style:name="P12" style:family="paragraph" style:parent-style-name="Text_20_body">
      <style:text-properties fo:font-style="normal" officeooo:rsid="001a6963" officeooo:paragraph-rsid="001a6963" style:font-style-asian="normal" style:font-style-complex="normal"/>
    </style:style>
    <style:style style:name="P13" style:family="paragraph" style:parent-style-name="Text_20_body">
      <style:text-properties officeooo:rsid="001e2fb7" officeooo:paragraph-rsid="001e2fb7"/>
    </style:style>
    <style:style style:name="P14" style:family="paragraph" style:parent-style-name="Text_20_body">
      <style:text-properties officeooo:rsid="001f999f" officeooo:paragraph-rsid="001f999f"/>
    </style:style>
    <style:style style:name="P15" style:family="paragraph" style:parent-style-name="Text_20_body">
      <style:text-properties style:font-name="Liberation Mono" fo:font-size="9pt" officeooo:paragraph-rsid="000e3692" style:font-size-asian="9pt" style:font-size-complex="9pt"/>
    </style:style>
    <style:style style:name="P16" style:family="paragraph" style:parent-style-name="Text_20_body">
      <style:text-properties officeooo:rsid="003a4546" officeooo:paragraph-rsid="003a4546"/>
    </style:style>
    <style:style style:name="P17" style:family="paragraph" style:parent-style-name="Text_20_body">
      <style:text-properties officeooo:paragraph-rsid="003a587a"/>
    </style:style>
    <style:style style:name="P18" style:family="paragraph" style:parent-style-name="Text_20_body">
      <style:text-properties officeooo:rsid="003c0c9b" officeooo:paragraph-rsid="003c0c9b"/>
    </style:style>
    <style:style style:name="P19" style:family="paragraph" style:parent-style-name="Text_20_body">
      <style:text-properties officeooo:paragraph-rsid="003ba703"/>
    </style:style>
    <style:style style:name="P20" style:family="paragraph" style:parent-style-name="Text_20_body">
      <style:text-properties officeooo:rsid="004091ce" officeooo:paragraph-rsid="004091ce"/>
    </style:style>
    <style:style style:name="P21" style:family="paragraph" style:parent-style-name="Heading_20_1">
      <style:paragraph-properties fo:text-align="center" style:justify-single-word="false"/>
      <style:text-properties officeooo:rsid="000220aa" officeooo:paragraph-rsid="000220aa"/>
    </style:style>
    <style:style style:name="P22" style:family="paragraph" style:parent-style-name="Heading_20_2">
      <style:text-properties officeooo:rsid="000220aa" officeooo:paragraph-rsid="000220aa"/>
    </style:style>
    <style:style style:name="P23" style:family="paragraph" style:parent-style-name="Heading_20_2">
      <style:text-properties officeooo:rsid="0008d1ed" officeooo:paragraph-rsid="0008d1ed"/>
    </style:style>
    <style:style style:name="P24" style:family="paragraph" style:parent-style-name="Heading_20_2">
      <style:text-properties officeooo:rsid="0008d1ed" officeooo:paragraph-rsid="0018a6ef"/>
    </style:style>
    <style:style style:name="P25" style:family="paragraph" style:parent-style-name="Heading_20_2">
      <style:text-properties officeooo:rsid="0008d1ed" officeooo:paragraph-rsid="001e2fb7"/>
    </style:style>
    <style:style style:name="P26" style:family="paragraph" style:parent-style-name="Heading_20_2">
      <style:text-properties officeooo:rsid="001f999f" officeooo:paragraph-rsid="001f999f"/>
    </style:style>
    <style:style style:name="P27" style:family="paragraph" style:parent-style-name="Heading_20_2">
      <style:text-properties officeooo:rsid="0038cf65" officeooo:paragraph-rsid="0038cf65"/>
    </style:style>
    <style:style style:name="P28" style:family="paragraph" style:parent-style-name="Heading_20_2">
      <style:text-properties officeooo:rsid="003a587a" officeooo:paragraph-rsid="003a587a"/>
    </style:style>
    <style:style style:name="P29" style:family="paragraph" style:parent-style-name="Heading_20_2">
      <style:text-properties officeooo:rsid="003e9503" officeooo:paragraph-rsid="003e9503"/>
    </style:style>
    <style:style style:name="P30" style:family="paragraph" style:parent-style-name="Heading_20_2">
      <style:text-properties officeooo:rsid="003b8284" officeooo:paragraph-rsid="003b8284"/>
    </style:style>
    <style:style style:name="P31" style:family="paragraph" style:parent-style-name="Text_20_body" style:list-style-name="L1"/>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text-properties officeooo:paragraph-rsid="000220aa"/>
    </style:style>
    <style:style style:name="P34" style:family="paragraph" style:parent-style-name="Text_20_body" style:list-style-name="L2">
      <style:text-properties officeooo:paragraph-rsid="00022311"/>
    </style:style>
    <style:style style:name="P35" style:family="paragraph" style:parent-style-name="Text_20_body" style:list-style-name="L3">
      <style:text-properties officeooo:paragraph-rsid="000220aa"/>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4">
      <style:paragraph-properties fo:margin-top="0cm" fo:margin-bottom="0cm" style:contextual-spacing="false"/>
      <style:text-properties officeooo:rsid="001a6963" officeooo:paragraph-rsid="001a6963"/>
    </style:style>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6"/>
    <style:style style:name="P40" style:family="paragraph" style:parent-style-name="Text_20_body" style:list-style-name="L7">
      <style:text-properties officeooo:rsid="001f766c" officeooo:paragraph-rsid="001f766c"/>
    </style:style>
    <style:style style:name="P41" style:family="paragraph" style:parent-style-name="Text_20_body" style:list-style-name="L7">
      <style:text-properties officeooo:rsid="001f95d1" officeooo:paragraph-rsid="001f95d1"/>
    </style:style>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8">
      <style:text-properties officeooo:paragraph-rsid="002ef247"/>
    </style:style>
    <style:style style:name="P44" style:family="paragraph" style:parent-style-name="Text_20_body" style:list-style-name="L8">
      <style:text-properties officeooo:rsid="00375ea8" officeooo:paragraph-rsid="00375ea8"/>
    </style:style>
    <style:style style:name="P45" style:family="paragraph" style:parent-style-name="Text_20_body">
      <style:text-properties style:font-name="Liberation Mono" fo:font-size="9pt" fo:font-style="normal" officeooo:rsid="000c8240" officeooo:paragraph-rsid="000e3692" style:font-size-asian="9pt" style:font-style-asian="normal" style:font-size-complex="9pt" style:font-style-complex="normal"/>
    </style:style>
    <style:style style:name="P46" style:family="paragraph" style:parent-style-name="Text_20_body">
      <style:text-properties fo:font-style="italic" officeooo:rsid="00357cac" style:font-style-asian="italic" style:font-style-complex="italic"/>
    </style:style>
    <style:style style:name="P47" style:family="paragraph" style:parent-style-name="Text_20_body" style:list-style-name="L9">
      <style:text-properties fo:font-style="normal" officeooo:rsid="003a4546" officeooo:paragraph-rsid="003a4546" style:font-style-asian="normal" style:font-style-complex="normal"/>
    </style:style>
    <style:style style:name="P48" style:family="paragraph" style:parent-style-name="Text_20_body" style:list-style-name="L10"/>
    <style:style style:name="P49" style:family="paragraph" style:parent-style-name="Text_20_body" style:list-style-name="L10">
      <style:paragraph-properties fo:margin-top="0cm" fo:margin-bottom="0cm" style:contextual-spacing="false"/>
    </style:style>
    <style:style style:name="P50" style:family="paragraph" style:parent-style-name="Text_20_body">
      <style:paragraph-properties fo:text-align="start" style:justify-single-word="false"/>
      <style:text-properties fo:font-size="12pt" fo:font-style="italic" style:text-underline-style="none" officeooo:rsid="000220aa" officeooo:paragraph-rsid="005555c4" style:font-size-asian="12pt" style:font-style-asian="italic" style:font-size-complex="12pt" style:font-style-complex="italic"/>
    </style:style>
    <style:style style:name="P51" style:family="paragraph" style:parent-style-name="Text_20_body">
      <style:paragraph-properties fo:text-align="start" style:justify-single-word="false"/>
      <style:text-properties officeooo:paragraph-rsid="005555c4"/>
    </style:style>
    <style:style style:name="T1" style:family="text">
      <style:text-properties fo:font-style="normal" style:font-style-asian="normal" style:font-style-complex="normal"/>
    </style:style>
    <style:style style:name="T2" style:family="text">
      <style:text-properties fo:font-style="normal" officeooo:rsid="000ace25" style:font-style-asian="normal" style:font-style-complex="normal"/>
    </style:style>
    <style:style style:name="T3" style:family="text">
      <style:text-properties fo:font-style="normal" officeooo:rsid="000c8240" style:font-style-asian="normal" style:font-style-complex="normal"/>
    </style:style>
    <style:style style:name="T4" style:family="text">
      <style:text-properties fo:font-style="normal" officeooo:rsid="000ed438" style:font-style-asian="normal" style:font-style-complex="normal"/>
    </style:style>
    <style:style style:name="T5" style:family="text">
      <style:text-properties fo:font-style="normal" officeooo:rsid="00103965" style:font-style-asian="normal" style:font-style-complex="normal"/>
    </style:style>
    <style:style style:name="T6" style:family="text">
      <style:text-properties fo:font-style="normal" officeooo:rsid="0011d96b" style:font-style-asian="normal" style:font-style-complex="normal"/>
    </style:style>
    <style:style style:name="T7" style:family="text">
      <style:text-properties fo:font-style="normal" officeooo:rsid="0018a6ef" style:font-style-asian="normal" style:font-style-complex="normal"/>
    </style:style>
    <style:style style:name="T8" style:family="text">
      <style:text-properties fo:font-style="normal" officeooo:rsid="001a6963" style:font-style-asian="normal" style:font-style-complex="normal"/>
    </style:style>
    <style:style style:name="T9" style:family="text">
      <style:text-properties fo:font-style="normal" officeooo:rsid="001e2fb7" style:font-style-asian="normal" style:font-style-complex="normal"/>
    </style:style>
    <style:style style:name="T10" style:family="text">
      <style:text-properties fo:font-style="normal" officeooo:rsid="001f766c" style:font-style-asian="normal" style:font-style-complex="normal"/>
    </style:style>
    <style:style style:name="T11" style:family="text">
      <style:text-properties fo:font-style="normal" officeooo:rsid="002ef247" style:font-style-asian="normal" style:font-style-complex="normal"/>
    </style:style>
    <style:style style:name="T12" style:family="text">
      <style:text-properties fo:font-style="normal" officeooo:rsid="0030b2b2" style:font-style-asian="normal" style:font-style-complex="normal"/>
    </style:style>
    <style:style style:name="T13" style:family="text">
      <style:text-properties fo:font-style="normal" officeooo:rsid="00259c02" style:font-style-asian="normal" style:font-style-complex="normal"/>
    </style:style>
    <style:style style:name="T14" style:family="text">
      <style:text-properties fo:font-style="normal" officeooo:rsid="002934c3" style:font-style-asian="normal" style:font-style-complex="normal"/>
    </style:style>
    <style:style style:name="T15" style:family="text">
      <style:text-properties fo:font-style="normal" officeooo:rsid="002a3f84" style:font-style-asian="normal" style:font-style-complex="normal"/>
    </style:style>
    <style:style style:name="T16" style:family="text">
      <style:text-properties fo:font-style="normal" officeooo:rsid="002b204c" style:font-style-asian="normal" style:font-style-complex="normal"/>
    </style:style>
    <style:style style:name="T17" style:family="text">
      <style:text-properties fo:font-style="normal" officeooo:rsid="0044886c" style:font-style-asian="normal" style:font-style-complex="normal"/>
    </style:style>
    <style:style style:name="T18" style:family="text">
      <style:text-properties fo:font-style="normal" officeooo:rsid="0044babf"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f766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517be" style:font-style-asian="normal" style:font-weight-asian="normal" style:font-style-complex="normal" style:font-weight-complex="normal"/>
    </style:style>
    <style:style style:name="T23" style:family="text">
      <style:text-properties fo:font-style="normal" fo:font-weight="normal" officeooo:rsid="001f766c"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13d0cc" style:font-style-asian="italic" style:font-style-complex="italic"/>
    </style:style>
    <style:style style:name="T26" style:family="text">
      <style:text-properties fo:font-style="italic" officeooo:rsid="002d1d39" style:font-style-asian="italic" style:font-style-complex="italic"/>
    </style:style>
    <style:style style:name="T27" style:family="text">
      <style:text-properties fo:font-style="italic" officeooo:rsid="002f5823" style:font-style-asian="italic" style:font-style-complex="italic"/>
    </style:style>
    <style:style style:name="T28" style:family="text">
      <style:text-properties fo:font-style="italic" officeooo:rsid="002ef247" style:font-style-asian="italic" style:font-style-complex="italic"/>
    </style:style>
    <style:style style:name="T29" style:family="text">
      <style:text-properties fo:font-style="italic" officeooo:rsid="0030b2b2" style:font-style-asian="italic" style:font-style-complex="italic"/>
    </style:style>
    <style:style style:name="T30" style:family="text">
      <style:text-properties fo:font-style="italic" officeooo:rsid="003a587a" style:font-style-asian="italic" style:font-style-complex="italic"/>
    </style:style>
    <style:style style:name="T31" style:family="text">
      <style:text-properties fo:font-style="italic" officeooo:rsid="0044886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22311" style:font-style-asian="italic" style:font-weight-asian="normal" style:font-style-complex="italic" style:font-weight-complex="normal"/>
    </style:style>
    <style:style style:name="T34" style:family="text">
      <style:text-properties fo:font-style="italic" fo:font-weight="normal" officeooo:rsid="001517be" style:font-style-asian="italic" style:font-weight-asian="normal" style:font-style-complex="italic" style:font-weight-complex="normal"/>
    </style:style>
    <style:style style:name="T35" style:family="text">
      <style:text-properties fo:font-style="italic" fo:font-weight="normal" officeooo:rsid="0015d827" style:font-style-asian="italic" style:font-weight-asian="normal" style:font-style-complex="italic" style:font-weight-complex="normal"/>
    </style:style>
    <style:style style:name="T36" style:family="text">
      <style:text-properties fo:font-style="italic" fo:font-weight="bold" officeooo:rsid="001f766c" style:font-style-asian="italic" style:font-weight-asian="bold" style:font-style-complex="italic" style:font-weight-complex="bold"/>
    </style:style>
    <style:style style:name="T37" style:family="text">
      <style:text-properties fo:font-weight="bold" style:font-weight-asian="bold" style:font-weight-complex="bold"/>
    </style:style>
    <style:style style:name="T38" style:family="text">
      <style:text-properties fo:font-weight="bold" officeooo:rsid="000816a6"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d6f0a" style:font-weight-asian="normal" style:font-weight-complex="normal"/>
    </style:style>
    <style:style style:name="T41" style:family="text">
      <style:text-properties officeooo:rsid="000257c8"/>
    </style:style>
    <style:style style:name="T42" style:family="text">
      <style:text-properties officeooo:rsid="000606a6"/>
    </style:style>
    <style:style style:name="T43" style:family="text">
      <style:text-properties officeooo:rsid="00074834"/>
    </style:style>
    <style:style style:name="T44" style:family="text">
      <style:text-properties officeooo:rsid="00076380"/>
    </style:style>
    <style:style style:name="T45" style:family="text">
      <style:text-properties officeooo:rsid="0007c304"/>
    </style:style>
    <style:style style:name="T46" style:family="text">
      <style:text-properties fo:color="#000000" loext:opacity="100%" fo:font-style="normal" officeooo:rsid="000c8240" fo:background-color="#ffffff" loext:char-shading-value="0" style:font-style-asian="normal" style:font-style-complex="normal"/>
    </style:style>
    <style:style style:name="T47" style:family="text">
      <style:text-properties fo:color="#000000" loext:opacity="100%" style:font-name="monospace" fo:font-style="normal" officeooo:rsid="000c8240" fo:background-color="#ffffff" loext:char-shading-value="0" style:font-style-asian="normal" style:font-style-complex="normal"/>
    </style:style>
    <style:style style:name="T48" style:family="text">
      <style:text-properties fo:color="#54ff54" loext:opacity="100%" style:font-name="monospace" fo:font-style="normal" fo:font-weight="bold" officeooo:rsid="000c8240" fo:background-color="#ffffff" loext:char-shading-value="0" style:font-style-asian="normal" style:font-style-complex="normal"/>
    </style:style>
    <style:style style:name="T49" style:family="text">
      <style:text-properties fo:color="#1818b2" loext:opacity="100%" style:font-name="monospace" fo:font-style="normal" officeooo:rsid="000c8240" fo:background-color="#18b218" loext:char-shading-value="0" style:font-style-asian="normal" style:font-style-complex="normal"/>
    </style:style>
    <style:style style:name="T50" style:family="text">
      <style:text-properties fo:color="#5454ff" loext:opacity="100%" style:font-name="monospace" fo:font-style="normal" fo:font-weight="bold" officeooo:rsid="000c8240" fo:background-color="#ffffff" loext:char-shading-value="0" style:font-style-asian="normal" style:font-style-complex="normal"/>
    </style:style>
    <style:style style:name="T51" style:family="text">
      <style:text-properties fo:color="#5454ff" loext:opacity="100%" style:font-name="monospace" fo:font-style="normal" fo:font-weight="bold" officeooo:rsid="000d258f" fo:background-color="#ffffff" loext:char-shading-value="0" style:font-style-asian="normal" style:font-style-complex="normal"/>
    </style:style>
    <style:style style:name="T52" style:family="text">
      <style:text-properties style:font-name="monospace" fo:font-style="normal" officeooo:rsid="000c8240" style:font-style-asian="normal" style:font-style-complex="normal"/>
    </style:style>
    <style:style style:name="T53" style:family="text">
      <style:text-properties style:font-name="monospace" fo:font-style="normal" officeooo:rsid="000d258f" style:font-style-asian="normal" style:font-style-complex="normal"/>
    </style:style>
    <style:style style:name="T54" style:family="text">
      <style:text-properties officeooo:rsid="001aa50e"/>
    </style:style>
    <style:style style:name="T55" style:family="text">
      <style:text-properties officeooo:rsid="00240bd8"/>
    </style:style>
    <style:style style:name="T56" style:family="text">
      <style:text-properties officeooo:rsid="002d1d39"/>
    </style:style>
    <style:style style:name="T57" style:family="text">
      <style:text-properties officeooo:rsid="003a4546"/>
    </style:style>
    <style:style style:name="T58" style:family="text">
      <style:text-properties officeooo:rsid="003ba703"/>
    </style:style>
    <style:style style:name="T59" style:family="text">
      <style:text-properties officeooo:rsid="003c0c9b"/>
    </style:style>
    <style:style style:name="T60" style:family="text">
      <style:text-properties officeooo:rsid="003e9503"/>
    </style:style>
    <style:style style:name="T61" style:family="text">
      <style:text-properties officeooo:rsid="0041d256"/>
    </style:style>
    <style:style style:name="T62" style:family="text">
      <style:text-properties officeooo:rsid="00430f53"/>
    </style:style>
    <style:style style:name="T63" style:family="text">
      <style:text-properties officeooo:rsid="00437efd"/>
    </style:style>
    <style:style style:name="T64" style:family="text">
      <style:text-properties officeooo:rsid="0044886c"/>
    </style:style>
    <style:style style:name="T65" style:family="text">
      <style:text-properties officeooo:rsid="0047e723"/>
    </style:style>
    <style:style style:name="T66" style:family="text">
      <style:text-properties officeooo:rsid="0048f61a"/>
    </style:style>
    <style:style style:name="T67" style:family="text">
      <style:text-properties officeooo:rsid="004dcd3a"/>
    </style:style>
    <style:style style:name="T68" style:family="text">
      <style:text-properties officeooo:rsid="005002f4"/>
    </style:style>
    <style:style style:name="T69" style:family="text">
      <style:text-properties officeooo:rsid="00535cda"/>
    </style:style>
    <style:style style:name="T70" style:family="text">
      <style:text-properties officeooo:rsid="005555c4"/>
    </style:style>
    <style:style style:name="T71" style:family="text">
      <style:text-properties officeooo:rsid="005642de"/>
    </style:style>
    <style:style style:name="T72" style:family="text">
      <style:text-properties fo:font-size="12pt" fo:font-style="normal" style:text-underline-style="none" officeooo:rsid="005555c4" style:font-size-asian="12pt" style:font-style-asian="normal" style:font-size-complex="12pt" style:font-style-complex="normal"/>
    </style:style>
    <style:style style:name="T73" style:family="text">
      <style:text-properties fo:font-size="12pt" fo:font-style="normal" style:text-underline-style="none" officeooo:rsid="005642de" style:font-size-asian="12pt" style:font-style-asian="normal" style:font-size-complex="12pt" style:font-style-complex="normal"/>
    </style:style>
    <style:style style:name="T74" style:family="text">
      <style:text-properties fo:font-size="12pt" fo:font-style="normal" style:text-underline-style="none" officeooo:rsid="00581243" style:font-size-asian="12pt" style:font-style-asian="normal" style:font-size-complex="12pt" style:font-style-complex="normal"/>
    </style:style>
    <style:style style:name="T75" style:family="text">
      <style:text-properties fo:font-size="12pt" fo:font-style="italic" style:text-underline-style="none" officeooo:rsid="005555c4" style:font-size-asian="12pt" style:font-style-asian="italic" style:font-size-complex="12pt" style:font-style-complex="italic"/>
    </style:style>
    <style:style style:name="T76" style:family="text">
      <style:text-properties fo:font-size="12pt" fo:font-style="italic" style:text-underline-style="none" officeooo:rsid="005642de" style:font-size-asian="12pt" style:font-style-asian="italic" style:font-size-complex="12pt" style:font-style-complex="italic"/>
    </style:style>
    <style:style style:name="T77" style:family="text">
      <style:text-properties fo:font-size="12pt" fo:font-style="italic" style:text-underline-style="none" officeooo:rsid="00581243" style:font-size-asian="12pt" style:font-style-asian="italic" style:font-size-complex="12pt" style:font-style-complex="itali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Contributing to Project Persiancat</text:h>
      <text:p text:style-name="P50">I am grateful that you are contributing to Project Persiancat, </text:p>
      <text:p text:style-name="P51"><text:span text:style-name="T72">The </text:span><text:span text:style-name="T74">name</text:span><text:span text:style-name="T77"> Persiancat</text:span><text:span text:style-name="T75"> </text:span><text:span text:style-name="T72">stands </text:span><text:span text:style-name="T73">for </text:span><text:span text:style-name="T76">Portable Environment for Rendering, Surfing, Interfacing, and Aesthetically Navigating Content Across Technologies</text:span><text:span text:style-name="T77">.</text:span></text:p>
      <text:h text:style-name="P3" text:outline-level="3">Table of Contents</text:h>
      <text:list text:style-name="L1">
        <text:list-item>
          <text:p text:style-name="P32"><text:a xlink:type="simple" xlink:href="#code-of-conduct" text:style-name="Internet_20_link" text:visited-style-name="Visited_20_Internet_20_Link">Code of Conduct</text:a></text:p>
        </text:list-item>
        <text:list-item>
          <text:p text:style-name="P32"><text:a xlink:type="simple" xlink:href="#getting-started" text:style-name="Internet_20_link" text:visited-style-name="Visited_20_Internet_20_Link">Getting Started</text:a></text:p>
        </text:list-item>
        <text:list-item>
          <text:p text:style-name="P32"><text:a xlink:type="simple" xlink:href="#how-to-contribute" text:style-name="Internet_20_link" text:visited-style-name="Visited_20_Internet_20_Link">How to Contribute</text:a></text:p>
          <text:list>
            <text:list-item>
              <text:p text:style-name="P32"><text:a xlink:type="simple" xlink:href="#reporting-issues" text:style-name="Internet_20_link" text:visited-style-name="Visited_20_Internet_20_Link">Reporting Issues</text:a></text:p>
            </text:list-item>
            <text:list-item>
              <text:p text:style-name="P32"><text:a xlink:type="simple" xlink:href="#suggesting-features" text:style-name="Internet_20_link" text:visited-style-name="Visited_20_Internet_20_Link">Suggesting Features</text:a></text:p>
            </text:list-item>
            <text:list-item>
              <text:p text:style-name="P32"><text:a xlink:type="simple" xlink:href="#writing-code" text:style-name="Internet_20_link" text:visited-style-name="Visited_20_Internet_20_Link">Writing Code</text:a></text:p>
            </text:list-item>
            <text:list-item>
              <text:p text:style-name="P32"><text:a xlink:type="simple" xlink:href="#documentation" text:style-name="Internet_20_link" text:visited-style-name="Visited_20_Internet_20_Link">Documentation</text:a></text:p>
            </text:list-item>
          </text:list>
        </text:list-item>
        <text:list-item>
          <text:p text:style-name="P32"><text:a xlink:type="simple" xlink:href="#pull-request-guidelines" text:style-name="Internet_20_link" text:visited-style-name="Visited_20_Internet_20_Link">Pull Request Guidelines</text:a></text:p>
        </text:list-item>
        <text:list-item>
          <text:p text:style-name="P32"><text:a xlink:type="simple" xlink:href="#support" text:style-name="Internet_20_link" text:visited-style-name="Visited_20_Internet_20_Link">Support</text:a></text:p>
        </text:list-item>
        <text:list-item>
          <text:p text:style-name="P31"><text:a xlink:type="simple" xlink:href="#contact" text:style-name="Internet_20_link" text:visited-style-name="Visited_20_Internet_20_Link">Contact</text:a></text:p>
        </text:list-item>
      </text:list>
      <text:h text:style-name="P22" text:outline-level="2">1. Code of Conduct</text:h>
      <text:p text:style-name="P1">Project Persiancat wants an open community developing it, new developers and companies are welcomed to contribute but they must follow these conditions</text:p>
      <text:list text:style-name="L2">
        <text:list-item>
          <text:p text:style-name="P33">The individual/company must be dedicated to the <text:span text:style-name="T24">free software</text:span> principles</text:p>
        </text:list-item>
        <text:list-item>
          <text:p text:style-name="P33">They can use it to make money, <text:span text:style-name="T41">provide consulting</text:span> or fork it for personal/commercial use</text:p>
        </text:list-item>
        <text:list-item>
          <text:p text:style-name="P33">Any forks/modifications of this code must be published under the terms of the licenses of GNU General Public License v.3 or later(for the Web Browser) and GNU Lesser General Public License v.3 or later(for the browser engine)</text:p>
        </text:list-item>
        <text:list-item>
          <text:p text:style-name="P34">No <text:span text:style-name="T37">abuse</text:span>, <text:span text:style-name="T37">insult</text:span>, <text:span text:style-name="T37">derogatory</text:span>, <text:span text:style-name="T37">personal attacks based on one's opinions like political ideology, religion, caste, </text:span><text:span text:style-name="T38">sex,</text:span><text:span text:style-name="T37"> race, etc</text:span> would strictly not be tolerated, and the <text:span text:style-name="T45">individual</text:span> doing that can be banned from the project</text:p>
        </text:list-item>
      </text:list>
      <text:p text:style-name="P4">We encourage</text:p>
      <text:list text:style-name="L3">
        <text:list-item>
          <text:p text:style-name="P35">Using welcoming and inclusive language</text:p>
        </text:list-item>
        <text:list-item>
          <text:p text:style-name="P35">Being respectful of differing viewpoints and experiences</text:p>
        </text:list-item>
        <text:list-item>
          <text:p text:style-name="P35">Gracefully accepting constructive criticism</text:p>
        </text:list-item>
        <text:list-item>
          <text:p text:style-name="P35">Focusing on what is best for the community</text:p>
        </text:list-item>
        <text:list-item>
          <text:p text:style-name="P35">Showing empathy towards other community members</text:p>
        </text:list-item>
        <text:list-item>
          <text:p text:style-name="P35"><text:span text:style-name="T42">Adhering</text:span> <text:span text:style-name="T43">to </text:span><text:span text:style-name="T44">the</text:span> <text:span text:style-name="T33">free software</text:span> principles</text:p>
        </text:list-item>
      </text:list>
      <text:h text:style-name="P23" text:outline-level="2"><text:soft-page-break/>2. Getting Started</text:h>
      <text:p text:style-name="P2">Now, you have read the <text:span text:style-name="T24">Code of Conduct</text:span><text:span text:style-name="T1">. So, you can now begin with </text:span><text:span text:style-name="T2">contributing to the project. </text:span><text:span text:style-name="T3">The directory structure of the project is simple and not very complex. </text:span></text:p>
      <text:p text:style-name="P5"><text:span text:style-name="T46">├── </text:span><text:span text:style-name="T48">copying</text:span><text:span text:style-name="T47"> </text:span><text:span text:style-name="T52"><text:line-break/>├── </text:span><text:span text:style-name="T49">functions</text:span><text:span text:style-name="T47"> </text:span><text:span text:style-name="T52"><text:line-break/>│   └── </text:span><text:span text:style-name="T50">html-rendering</text:span><text:span text:style-name="T47"> </text:span><text:span text:style-name="T52"><text:line-break/>│       ├── html-rendering.c <text:line-break/>│       └── html-rendering.h <text:line-break/>├── </text:span><text:span text:style-name="T48">main.c</text:span><text:span text:style-name="T47"> </text:span><text:span text:style-name="T52"><text:line-break/>├── </text:span><text:span text:style-name="T50">MANUA</text:span><text:span text:style-name="T51">LS</text:span><text:span text:style-name="T52"><text:line-break/>│   ├── Contributing.odt <text:line-break/>│   └── </text:span><text:span text:style-name="T53">Manual</text:span><text:span text:style-name="T52">.odt <text:line-break/>├── </text:span><text:span text:style-name="T48">persiancat</text:span><text:span text:style-name="T47"> </text:span><text:span text:style-name="T52"><text:line-break/>├── </text:span><text:span text:style-name="T48">plan.md</text:span><text:span text:style-name="T47"> </text:span><text:span text:style-name="T52"><text:line-break/>├── README.md</text:span></text:p>
      <text:p text:style-name="P6"><text:span text:style-name="T1">The </text:span><text:span text:style-name="T24">copying </text:span><text:span text:style-name="T25">f</text:span><text:span text:style-name="T1">ile contains the license text of the project </text:span><text:span text:style-name="T4">i.e. GNU GPL v.3 or later</text:span><text:span text:style-name="T1">, it is basically the </text:span><text:a xlink:type="simple" xlink:href="https://www.gnu.org/licenses/gpl-3.0.txt" text:style-name="Internet_20_link" text:visited-style-name="Visited_20_Internet_20_Link"><text:span text:style-name="T1">same file</text:span></text:a><text:span text:style-name="T1">(https://www.gnu.org/licenses/gpl-3.0.txt) that is available at the GNU Project’s website in the Licenses section</text:span></text:p>
      <text:p text:style-name="P7"><text:span text:style-name="T1">The </text:span><text:span text:style-name="T24">functions directory</text:span><text:span text:style-name="T1"> is divided into various subdirectories which contain other functions example- </text:span><text:span text:style-name="T5">HTML rendering, Tor Circuiting, </text:span><text:span text:style-name="T6">etc. It also contains the source code used from other projects.</text:span></text:p>
      <text:p text:style-name="P8"><text:span text:style-name="T1">The </text:span><text:span text:style-name="T24">main.c </text:span><text:span text:style-name="T25">f</text:span><text:span text:style-name="T1">ile is the </text:span><text:span text:style-name="T19">heart </text:span><text:span text:style-name="T21">of the project. You would always compile it, it contains links and basic code for the browser to run</text:span></text:p>
      <text:p text:style-name="P9"><text:span text:style-name="T21">The </text:span><text:span text:style-name="T34">MANUALS</text:span><text:span text:style-name="T32"> directory</text:span><text:span text:style-name="T34"> </text:span><text:span text:style-name="T22">contains</text:span><text:span text:style-name="T34"> the manual, contributing and other project related text/word files </text:span><text:span text:style-name="T22">in </text:span><text:span text:style-name="T34">OpenDocument Text(ODT)</text:span><text:span text:style-name="T22">, </text:span><text:span text:style-name="T34">PDF, </text:span><text:span text:style-name="T35">text, Markdown and HTML.</text:span></text:p>
      <text:p text:style-name="P10"><text:span text:style-name="T39">The </text:span><text:span text:style-name="T32">README.md </text:span><text:span text:style-name="T39">file is the readme file of the project and is shown first on the repository place.</text:span></text:p>
      <text:p text:style-name="P11"><text:span text:style-name="T39">The recommended language for comments, git issues and other talks is English, however if you don’t know it you, may give a translated </text:span><text:span text:style-name="T40">text.</text:span></text:p>
      <text:h text:style-name="P24" text:outline-level="2"><text:span text:style-name="T7">3</text:span><text:span text:style-name="T6">. </text:span><text:span text:style-name="T8">Reporting Issues</text:span></text:h>
      <text:p text:style-name="P12">To report issues and bugs pull a git issue on the Github repository with a clear description including-</text:p>
      <text:list text:style-name="L4">
        <text:list-item>
          <text:p text:style-name="P36">Steps to reproduce it.</text:p>
        </text:list-item>
        <text:list-item>
          <text:p text:style-name="P37">Information related to <text:span text:style-name="T54">o</text:span>perating <text:span text:style-name="T54">s</text:span>ystem and GCC version</text:p>
        </text:list-item>
        <text:list-item>
          <text:p text:style-name="P37">A clear-cut description</text:p>
        </text:list-item>
      </text:list>
      <text:list text:style-name="L5">
        <text:list-item>
          <text:p text:style-name="P38">Expected and actual behaviour.</text:p>
        </text:list-item>
      </text:list>
      <text:list text:style-name="L6">
        <text:list-item>
          <text:p text:style-name="P39">Any relevant code or screenshots.</text:p>
        </text:list-item>
      </text:list>
      <text:h text:style-name="P25" text:outline-level="2"><text:soft-page-break/><text:span text:style-name="T9">4.</text:span><text:span text:style-name="T6"> </text:span><text:span text:style-name="T9">Suggesting Features</text:span></text:h>
      <text:p text:style-name="P13"><text:span text:style-name="T1">If you have ideas for improvement or adding features, we would love to hear that. </text:span><text:span text:style-name="T10">Please open an issue with labelled </text:span><text:span text:style-name="T36">Feature Request</text:span><text:span text:style-name="T20"> </text:span><text:span text:style-name="T23">and include</text:span></text:p>
      <text:list text:style-name="L7">
        <text:list-item>
          <text:p text:style-name="P40">A description of the feature or idea</text:p>
        </text:list-item>
        <text:list-item>
          <text:p text:style-name="P40">Any relevant use-cases </text:p>
        </text:list-item>
        <text:list-item>
          <text:p text:style-name="P41">Any examples or mockup if possible</text:p>
        </text:list-item>
      </text:list>
      <text:h text:style-name="P26" text:outline-level="2">5. Writing Code</text:h>
      <text:p text:style-name="P14">For code contributions:</text:p>
      <text:list text:style-name="L8">
        <text:list-item>
          <text:p text:style-name="P42">Make sure your changes fit with the project’s objectives and structure.</text:p>
        </text:list-item>
        <text:list-item>
          <text:p text:style-name="P42">Follow the existing coding standards (e.g., <text:s/>naming conventions).</text:p>
        </text:list-item>
        <text:list-item>
          <text:p text:style-name="P42">Test your code thoroughly and document any new functionality.</text:p>
        </text:list-item>
        <text:list-item>
          <text:p text:style-name="P43">Ensure your code works on all supported platforms/environments. </text:p>
        </text:list-item>
        <text:list-item>
          <text:p text:style-name="P44">Make sure to keep your code well-organised for other people to read and understand.</text:p>
        </text:list-item>
        <text:list-item>
          <text:p text:style-name="P43"><text:span text:style-name="T55">Make sure every file has this comment on the top the file. </text:span><text:span text:style-name="T56">In places in the code snippet given below like </text:span><text:span text:style-name="T26">Copyright © 2024-2025 Pranjal Prasad </text:span><text:span text:style-name="T11">you may include your name also. </text:span><text:span text:style-name="T28">Change date</text:span><text:span text:style-name="T11">, </text:span><text:span text:style-name="T27">Language used in this file</text:span><text:span text:style-name="T11"> and </text:span><text:span text:style-name="T29">version</text:span><text:span text:style-name="T12">.</text:span></text:p>
        </text:list-item>
      </text:list>
      <text:p text:style-name="P14"/>
      <text:p text:style-name="P45">/* Persiancat - A simple privacy-focused browser</text:p>
      <text:p text:style-name="P45"><text:s text:c="3"/>Copyright (C) 2024-2025 Pranjal Prasad</text:p>
      <text:p text:style-name="P15"><text:span text:style-name="T3"><text:s text:c="3"/>Language </text:span><text:span text:style-name="T13">used in this file- C</text:span></text:p>
      <text:p text:style-name="P15"><text:span text:style-name="T3"/></text:p>
      <text:p text:style-name="P45"><text:s text:c="4"/>This program is free software: you can redistribute it and/or modify</text:p>
      <text:p text:style-name="P45"><text:s text:c="4"/>it under the terms of the GNU General Public License as published by</text:p>
      <text:p text:style-name="P45"><text:s text:c="4"/>the Free Software Foundation, either version 3 of the License, or</text:p>
      <text:p text:style-name="P45"><text:s text:c="4"/>(at your option) any later version.</text:p>
      <text:p text:style-name="P15"><text:span text:style-name="T3"/></text:p>
      <text:p text:style-name="P45"><text:s text:c="4"/>This program is distributed in the hope that it will be useful,</text:p>
      <text:p text:style-name="P45"><text:s text:c="4"/>but WITHOUT ANY WARRANTY; without even the implied warranty of</text:p>
      <text:p text:style-name="P45"><text:s text:c="4"/>MERCHANTABILITY or FITNESS FOR A PARTICULAR PURPOSE. <text:s/>See the</text:p>
      <text:p text:style-name="P45"><text:s text:c="4"/>GNU General Public License for more details.</text:p>
      <text:p text:style-name="P15"><text:span text:style-name="T3"/></text:p>
      <text:p text:style-name="P45"><text:s text:c="4"/>You should have received a copy of the GNU General Public License</text:p>
      <text:p text:style-name="P45"><text:s text:c="4"/>along with this program. <text:s/>If not, see &lt;https://www.gnu.org/licenses/&gt;.</text:p>
      <text:p text:style-name="P15"><text:span text:style-name="T3"/></text:p>
      <text:p text:style-name="P45"><text:s text:c="4"/>Be free to fork or experiment with this program. For the manual, visit</text:p>
      <text:p text:style-name="P45"><text:s text:c="4"/>the 'Manual' folder with documentation in Markdown/HTML, OpenDocument Text,</text:p>
      <text:p text:style-name="P45"><text:s text:c="4"/>and a PDF. For any advice, bug, or question, pull an issue on the Git repository.</text:p>
      <text:p text:style-name="P15"><text:soft-page-break/><text:span text:style-name="T3"/></text:p>
      <text:p text:style-name="P45"><text:s text:c="4"/>-----------------------------------------------------</text:p>
      <text:p text:style-name="P45"><text:s text:c="4"/>PROJECT INFO:</text:p>
      <text:p text:style-name="P45"><text:s text:c="4"/>-----------------------------------------------------</text:p>
      <text:p text:style-name="P45"><text:s text:c="4"/>Project Name <text:s text:c="3"/>: Persiancat</text:p>
      <text:p text:style-name="P45"><text:s text:c="4"/>Version <text:s text:c="8"/>: Alpha 0.97</text:p>
      <text:p text:style-name="P15"><text:span text:style-name="T3"><text:s text:c="4"/>Author <text:s text:c="9"/>: Pranjal Prasad and community</text:span></text:p>
      <text:p text:style-name="P45"><text:s text:c="4"/>License <text:s text:c="8"/>: GPL-3.0 (GNU General Public License v3.0 or later)</text:p>
      <text:p text:style-name="P15"><text:span text:style-name="T3"><text:s text:c="4"/>Repository <text:s text:c="5"/>: https://github.com/</text:span><text:span text:style-name="T14">pranjalprasad12/project-persiancat/</text:span><text:span text:style-name="T15">main.c</text:span></text:p>
      <text:p text:style-name="P45"><text:s text:c="4"/>Documentation <text:s text:c="2"/>: Markdown/HTML/OpenDocument/PDF (Located in the 'Manual' folder)</text:p>
      <text:p text:style-name="P15"><text:span text:style-name="T3"><text:s text:c="4"/></text:span><text:span text:style-name="T16">Date <text:s text:c="10"/></text:span><text:span text:style-name="T3"><text:s/>: 02 October 2024</text:span></text:p>
      <text:p text:style-name="P45"><text:s text:c="4"/>Description <text:s text:c="4"/>: Persiancat is a lightweight, privacy-centric browser designed to prioritize user privacy and security by minimising tracking, implementing built-in ad-blocking, and ensuring a minimal resource footprint.</text:p>
      <text:p text:style-name="P45"><text:s text:c="4"/>Version Controling System: Git</text:p>
      <text:p text:style-name="P15"><text:span text:style-name="T3"/></text:p>
      <text:p text:style-name="P45"><text:s text:c="4"/>-----------------------------------------------------</text:p>
      <text:p text:style-name="P45"><text:s text:c="4"/>FEATURES:</text:p>
      <text:p text:style-name="P45"><text:s text:c="4"/>-----------------------------------------------------</text:p>
      <text:p text:style-name="P45"><text:s text:c="4"/>- Privacy-focused browsing experience.</text:p>
      <text:p text:style-name="P45"><text:s text:c="4"/>- Loads only neccesary CSS(like colours) and JavaScript</text:p>
      <text:p text:style-name="P45"><text:s text:c="4"/>- Lightweight design with minimal resource usage.</text:p>
      <text:p text:style-name="P45"><text:s text:c="4"/>- Built-in tracker prevention.</text:p>
      <text:p text:style-name="P45"><text:s text:c="4"/>- Customizable privacy settings and interface.</text:p>
      <text:p text:style-name="P45"><text:s text:c="4"/>- Support for multiple platforms (Linux, macOS, Windows).</text:p>
      <text:p text:style-name="P45"><text:s text:c="4"/>- Free and Open Source- you are free to use, modify, and redistribute.</text:p>
      <text:p text:style-name="P15"><text:span text:style-name="T3"/></text:p>
      <text:p text:style-name="P45"><text:s text:c="4"/>-----------------------------------------------------</text:p>
      <text:p text:style-name="P45"><text:s text:c="4"/>CONTRIBUTING:</text:p>
      <text:p text:style-name="P45"><text:s text:c="4"/>-----------------------------------------------------</text:p>
      <text:p text:style-name="P45"><text:s text:c="4"/>- Fork the repository, make changes, and submit a pull request.</text:p>
      <text:p text:style-name="P45"><text:s text:c="4"/>- Contributions are welcome in the form of bug reports, code improvements, new features, or documentation updates.</text:p>
      <text:p text:style-name="P45"><text:s text:c="4"/>- Follow the guidelines provided in the 'CONTRIBUTING.md' file.</text:p>
      <text:p text:style-name="P45"><text:s text:c="4"/>- Linux, macOS, BSD or Windows(with WSL) is preferred</text:p>
      <text:p text:style-name="P45"><text:s text:c="4"/>- GCC is the preferred compiler</text:p>
      <text:p text:style-name="P45"><text:s text:c="4"/>- Being a programmer is not always required for contributing but basic knowledge is, you may help with documentation, designs and promoting the project.</text:p>
      <text:p text:style-name="P45"><text:s text:c="4"/>-----------------------------------------------------</text:p>
      <text:p text:style-name="P45"><text:s text:c="4"/>CONTACT &amp; SUPPORT:</text:p>
      <text:p text:style-name="P45"><text:soft-page-break/><text:s text:c="4"/>-----------------------------------------------------</text:p>
      <text:p text:style-name="P45"><text:s text:c="4"/>Author Email <text:s text:c="2"/>: pranjal@example.com (replace with real email)</text:p>
      <text:p text:style-name="P45"><text:s text:c="4"/>Issues Tracker : https://github.com/your-repository-link/issues (replace with real link)</text:p>
      <text:p text:style-name="P15"><text:span text:style-name="T3"/></text:p>
      <text:p text:style-name="P45"><text:s text:c="4"/>-----------------------------------------------------</text:p>
      <text:p text:style-name="P45"><text:s text:c="4"/>NOTE:</text:p>
      <text:p text:style-name="P15"><text:span text:style-name="T3"><text:s text:c="4"/>-----------------------------------------------------</text:span></text:p>
      <text:p text:style-name="P45"><text:s text:c="4"/>This project is in active development. Contributions, feedback, and collaboration are highly appreciated. Please ensure that all changes comply with the project's licensing terms.</text:p>
      <text:p text:style-name="P45"><text:s text:c="4"/>*/</text:p>
      <text:p text:style-name="P46">C code snippet taken from the original main.c file that I wrote on 2 October 2024.</text:p>
      <text:h text:style-name="P27" text:outline-level="2">6. <text:span text:style-name="T57">Documentation</text:span></text:h>
      <text:p text:style-name="P16">Documentation is key to making <text:span text:style-name="T24">Project Persiancat</text:span><text:span text:style-name="T1"> user-friendly. You can help the project by-</text:span></text:p>
      <text:list text:style-name="L9">
        <text:list-item>
          <text:p text:style-name="P47">Adding or improving explanations for any features or functions. </text:p>
        </text:list-item>
        <text:list-item>
          <text:p text:style-name="P47">Updating existing documentation as features evolve.</text:p>
        </text:list-item>
      </text:list>
      <text:h text:style-name="P28" text:outline-level="2">7. Pull Request Guidelines</text:h>
      <text:p text:style-name="P17">To submit a pull request:</text:p>
      <text:list text:style-name="L10">
        <text:list-item>
          <text:p text:style-name="P49">Open a new branch from <text:span text:style-name="T30">main</text:span> or the current development branch.</text:p>
        </text:list-item>
        <text:list-item>
          <text:p text:style-name="P49">Make your changes on this branch.</text:p>
        </text:list-item>
        <text:list-item>
          <text:p text:style-name="P49">When ready, submit a pull request with a clear description of your changes.</text:p>
        </text:list-item>
        <text:list-item>
          <text:p text:style-name="P49">Reference any related issues in your pull request description.</text:p>
        </text:list-item>
        <text:list-item>
          <text:p text:style-name="P48">Be open to feedback and ready to make any necessary revisions.</text:p>
        </text:list-item>
      </text:list>
      <text:h text:style-name="P29" text:outline-level="2">8. License</text:h>
      <text:p text:style-name="P20">Most of the code base of this project has been licensed under the GNU General Public License v.3 or later(GPL v.3 or later <text:a xlink:type="simple" xlink:href="https://www.gnu.org/licenses/gpl-3.0.txt" text:style-name="Internet_20_link" text:visited-style-name="Visited_20_Internet_20_Link">https://www.gnu.org/licenses/gpl-3.0.txt</text:a>) <text:span text:style-name="T65">and</text:span> GNU Lesser General Public License v.3 or later(LGPL v.3 or later https://www.gnu.org/licenses/lgpl-3.0.txt). <text:span text:style-name="T66">While some is in </text:span><text:span text:style-name="T61">MIT License, Apache License 2.0</text:span><text:span text:style-name="T67">(https://www.apache.org/licenses/LICENSE-2.0.txt) </text:span><text:span text:style-name="T63">and </text:span><text:span text:style-name="T62">Mozilla Public License </text:span><text:span text:style-name="T68">2.0(MPL 2.0 https://www.mozilla.org/media/MPL/2.0/index.815ca599c9df.txt</text:span><text:span text:style-name="T69">).</text:span><text:span text:style-name="T62"> </text:span><text:span text:style-name="T64">Every possible attribution/credit to the original </text:span><text:span text:style-name="T31">author(s) </text:span><text:span text:style-name="T17">would be given </text:span><text:span text:style-name="T18">for their precious work.</text:span></text:p>
      <text:h text:style-name="P30" text:outline-level="2"><text:span text:style-name="T60">9</text:span>. Support <text:span text:style-name="T59">and Contact</text:span></text:h>
      <text:p text:style-name="P19"><text:span text:style-name="T58">Feel free to reach out in case you need any assistance in understanding code, contributing or any other assistance. </text:span>If you have questions, please reach out through the project’s issue tracker or discussion forums.</text:p>
      <text:p text:style-name="P18">Thank you again for your time and support for contributing to Project Persiancat.</text:p>
      <text:p text:style-name="P1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22:40:34.155061068</meta:creation-date>
    <dc:date>2024-10-30T22:14:52.777870609</dc:date>
    <meta:editing-duration>PT1H6M41S</meta:editing-duration>
    <meta:editing-cycles>88</meta:editing-cycles>
    <meta:generator>LibreOffice/24.2.6.2$Linux_X86_64 LibreOffice_project/420$Build-2</meta:generator>
    <meta:document-statistic meta:table-count="0" meta:image-count="0" meta:object-count="0" meta:page-count="6" meta:paragraph-count="130" meta:word-count="1290" meta:character-count="9104" meta:non-whitespace-character-count="7675"/>
  </office:meta>
</office:document-meta>
</file>